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 style:data-style-name="N1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 of adc divs = 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read = </text:p>
          </table:table-cell>
          <table:table-cell/>
          <table:table-cell table:style-name="ce2" office:value-type="float" office:value="1.016" calcext:value-type="float">
            <text:p>1.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range = </text:p>
          </table:table-cell>
          <table:table-cell/>
          <table:table-cell table:style-name="ce2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4.2/3.2</text:p>
          </table:table-cell>
          <table:table-cell office:value-type="string" calcext:value-type="string">
            <text:p>2.0/3.2</text:p>
          </table:table-cell>
        </table:table-row>
        <table:table-row table:style-name="ro1">
          <table:table-cell office:value-type="string" calcext:value-type="string">
            <text:p>adc reading expected = </text:p>
          </table:table-cell>
          <table:table-cell/>
          <table:table-cell table:style-name="ce3" table:formula="of:=([.C2]/[.C3])*[.C1]" office:value-type="float" office:value="1261.07151515152" calcext:value-type="float">
            <text:p>1261</text:p>
          </table:table-cell>
          <table:table-cell/>
          <table:table-cell office:value-type="string" calcext:value-type="string">
            <text:p>expected Volts…</text:p>
          </table:table-cell>
          <table:table-cell table:formula="of:=4.2/3.2" office:value-type="float" office:value="1.3125" calcext:value-type="float">
            <text:p>1.3125</text:p>
          </table:table-cell>
          <table:table-cell table:formula="of:=2/3.2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ratio</text:p>
          </table:table-cell>
          <table:table-cell/>
          <table:table-cell table:style-name="ce1" table:formula="of:=([.C5]+[.C6])/[.C6]"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ert adc to adcvoltage again = </text:p>
          </table:table-cell>
          <table:table-cell table:number-columns-repeated="2"/>
          <table:table-cell table:style-name="ce1" table:formula="of:=([.C4]/[.C1])*[.C3]" office:value-type="float" office:value="1.016" calcext:value-type="float">
            <text:p>1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 to battery voltage…</text:p>
          </table:table-cell>
          <table:table-cell table:number-columns-repeated="2"/>
          <table:table-cell table:style-name="ce1" table:formula="of:=[.D8]*[.C7]" office:value-type="float" office:value="3.2512" calcext:value-type="float">
            <text:p>3.2512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Vout</text:p>
          </table:table-cell>
          <table:table-cell table:style-name="ce4" office:value-type="string" calcext:value-type="string">
            <text:p>recalc’d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3]*[.C6])/([.C5]+[.C6])" office:value-type="float" office:value="1.03125" calcext:value-type="float">
            <text:p>1.03125</text:p>
          </table:table-cell>
          <table:table-cell table:formula="of:=[.D14]*[.C7]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c reading</text:p>
          </table:table-cell>
          <table:table-cell table:formula="of:=([.D14]/[.E14])*[.C1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 to voltage</text:p>
          </table:table-cell>
          <table:table-cell table:formula="of:=([.D15]/[.C1])*3.3" office:value-type="float" office:value="1.03125" calcext:value-type="float">
            <text:p>1.0312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e:</text:p>
          </table:table-cell>
          <table:table-cell office:value-type="float" office:value="2149" calcext:value-type="float">
            <text:p>21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7:47:33.734857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7T16:00:47.859926952</meta:creation-date>
    <dc:date>2021-01-29T16:45:54.045714616</dc:date>
    <meta:editing-duration>P2DT1M48S</meta:editing-duration>
    <meta:editing-cycles>11</meta:editing-cycles>
    <meta:generator>LibreOffice/6.3.5.2$Linux_X86_64 LibreOffice_project/30$Build-2</meta:generator>
    <meta:document-statistic meta:table-count="1" meta:cell-count="33" meta:object-count="0"/>
  </office:meta>
</office:document-meta>
</file>